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keeper_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hop_id</text:p>
          </table:table-cell>
          <table:table-cell table:style-name="Default" office:value-type="string" calcext:value-type="string">
            <text:p>ph_no</text:p>
          </table:table-cell>
          <table:table-cell table:style-name="Default" office:value-type="string" calcext:value-type="string">
            <text:p>acc_no</text:p>
          </table:table-cell>
          <table:table-cell table:style-name="Default" office:value-type="string" calcext:value-type="string">
            <text:p>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lin</text:p>
          </table:table-cell>
          <table:table-cell office:value-type="float" office:value="3" calcext:value-type="float">
            <text:p>3</text:p>
          </table:table-cell>
          <table:table-cell office:value-type="float" office:value="9613801350" calcext:value-type="float">
            <text:p>9613801350</text:p>
          </table:table-cell>
          <table:table-cell office:value-type="float" office:value="163455492750" calcext:value-type="float">
            <text:p>163455492750</text:p>
          </table:table-cell>
          <table:table-cell office:value-type="string" calcext:value-type="string">
            <text:p>Street: 58/4, Kansaripara Road, Bhawanipore, City: Kolkata, State/province/area: West Beng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aman</text:p>
          </table:table-cell>
          <table:table-cell office:value-type="float" office:value="4" calcext:value-type="float">
            <text:p>4</text:p>
          </table:table-cell>
          <table:table-cell office:value-type="float" office:value="6343104707" calcext:value-type="float">
            <text:p>6343104707</text:p>
          </table:table-cell>
          <table:table-cell office:value-type="float" office:value="263338295811" calcext:value-type="float">
            <text:p>263338295811</text:p>
          </table:table-cell>
          <table:table-cell office:value-type="string" calcext:value-type="string">
            <text:p>Street: 304, 579, Vireshwar Chambers, Mg Road, Vile Parle (east), City: Mumbai, State/province/area: Maharashtr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en</text:p>
          </table:table-cell>
          <table:table-cell office:value-type="float" office:value="5" calcext:value-type="float">
            <text:p>5</text:p>
          </table:table-cell>
          <table:table-cell office:value-type="float" office:value="6924877927" calcext:value-type="float">
            <text:p>6924877927</text:p>
          </table:table-cell>
          <table:table-cell office:value-type="float" office:value="13221363423" calcext:value-type="float">
            <text:p>13221363423</text:p>
          </table:table-cell>
          <table:table-cell office:value-type="string" calcext:value-type="string">
            <text:p>Street: Shop 7 &amp; 8, Opp SBI Bank, Hotel Ashiana Park, City: Nanded, State/province/area: Maharashtra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eena</text:p>
          </table:table-cell>
          <table:table-cell office:value-type="float" office:value="2" calcext:value-type="float">
            <text:p>2</text:p>
          </table:table-cell>
          <table:table-cell office:value-type="float" office:value="2332476953" calcext:value-type="float">
            <text:p>2332476953</text:p>
          </table:table-cell>
          <table:table-cell office:value-type="float" office:value="6463148541" calcext:value-type="float">
            <text:p>6463148541</text:p>
          </table:table-cell>
          <table:table-cell office:value-type="string" calcext:value-type="string">
            <text:p>Street: B/h Railway Station, R C Dutt Road, B/h Railway Station, Alkapuri, City: Vadodara, State/province/area: Gujarat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areek</text:p>
          </table:table-cell>
          <table:table-cell office:value-type="float" office:value="9" calcext:value-type="float">
            <text:p>9</text:p>
          </table:table-cell>
          <table:table-cell office:value-type="float" office:value="9063121664" calcext:value-type="float">
            <text:p>9063121664</text:p>
          </table:table-cell>
          <table:table-cell office:value-type="float" office:value="212036333828" calcext:value-type="float">
            <text:p>212036333828</text:p>
          </table:table-cell>
          <table:table-cell office:value-type="string" calcext:value-type="string">
            <text:p>Street: Opp Kphb Cly, Kukatpally, City: Hyderabad, State/province/area: Andhra Pradesh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areeq</text:p>
          </table:table-cell>
          <table:table-cell office:value-type="float" office:value="3" calcext:value-type="float">
            <text:p>3</text:p>
          </table:table-cell>
          <table:table-cell office:value-type="float" office:value="6862098165" calcext:value-type="float">
            <text:p>6862098165</text:p>
          </table:table-cell>
          <table:table-cell office:value-type="float" office:value="56727244222" calcext:value-type="float">
            <text:p>56727244222</text:p>
          </table:table-cell>
          <table:table-cell office:value-type="string" calcext:value-type="string">
            <text:p>Street: B2/5/23, Sector 15, Vashi, Navi Mumbai, City: Mumbai, State/province/area: Maharashtra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ariq</text:p>
          </table:table-cell>
          <table:table-cell office:value-type="float" office:value="1" calcext:value-type="float">
            <text:p>1</text:p>
          </table:table-cell>
          <table:table-cell office:value-type="float" office:value="5172984237" calcext:value-type="float">
            <text:p>5172984237</text:p>
          </table:table-cell>
          <table:table-cell office:value-type="float" office:value="175029544" calcext:value-type="float">
            <text:p>175029544</text:p>
          </table:table-cell>
          <table:table-cell office:value-type="string" calcext:value-type="string">
            <text:p>Street: Kalkere Main Road, Ramamurthy Nagar, City: Bangalore, State/province/area: Karnataka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haili</text:p>
          </table:table-cell>
          <table:table-cell office:value-type="float" office:value="8" calcext:value-type="float">
            <text:p>8</text:p>
          </table:table-cell>
          <table:table-cell office:value-type="float" office:value="7543456556" calcext:value-type="float">
            <text:p>7543456556</text:p>
          </table:table-cell>
          <table:table-cell office:value-type="float" office:value="402052212622" calcext:value-type="float">
            <text:p>402052212622</text:p>
          </table:table-cell>
          <table:table-cell office:value-type="string" calcext:value-type="string">
            <text:p>Street: 2, Pushpanjali, Sv Road, Santacruz(w), City: Mumbai, State/province/area: Maharashtra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hakeela</text:p>
          </table:table-cell>
          <table:table-cell office:value-type="float" office:value="1" calcext:value-type="float">
            <text:p>1</text:p>
          </table:table-cell>
          <table:table-cell office:value-type="float" office:value="6302436146" calcext:value-type="float">
            <text:p>6302436146</text:p>
          </table:table-cell>
          <table:table-cell office:value-type="float" office:value="1022830255" calcext:value-type="float">
            <text:p>1022830255</text:p>
          </table:table-cell>
          <table:table-cell office:value-type="string" calcext:value-type="string">
            <text:p>Street: 4-2-725/2, Ramkote, City: Hyderabad, State/province/area: Andhra Pradesh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Shashi</text:p>
          </table:table-cell>
          <table:table-cell office:value-type="float" office:value="3" calcext:value-type="float">
            <text:p>3</text:p>
          </table:table-cell>
          <table:table-cell office:value-type="float" office:value="6794637803" calcext:value-type="float">
            <text:p>6794637803</text:p>
          </table:table-cell>
          <table:table-cell office:value-type="float" office:value="3125942347" calcext:value-type="float">
            <text:p>3125942347</text:p>
          </table:table-cell>
          <table:table-cell office:value-type="string" calcext:value-type="string">
            <text:p>Street: A 14, Nehru Ground, City: Delhi, State/province/area: Haryan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oma</text:p>
          </table:table-cell>
          <table:table-cell office:value-type="float" office:value="5" calcext:value-type="float">
            <text:p>5</text:p>
          </table:table-cell>
          <table:table-cell office:value-type="float" office:value="4490869031" calcext:value-type="float">
            <text:p>4490869031</text:p>
          </table:table-cell>
          <table:table-cell office:value-type="float" office:value="58125647326" calcext:value-type="float">
            <text:p>58125647326</text:p>
          </table:table-cell>
          <table:table-cell office:value-type="string" calcext:value-type="string">
            <text:p>Street: D-218, Ansa Indl Estate, Saki Vihar Rd, Sakinaka, Andheri(e), City: Mumbai, State/province/area: Maharashtr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anaya</text:p>
          </table:table-cell>
          <table:table-cell office:value-type="float" office:value="6" calcext:value-type="float">
            <text:p>6</text:p>
          </table:table-cell>
          <table:table-cell office:value-type="float" office:value="6531801366" calcext:value-type="float">
            <text:p>6531801366</text:p>
          </table:table-cell>
          <table:table-cell office:value-type="float" office:value="131150243740" calcext:value-type="float">
            <text:p>131150243740</text:p>
          </table:table-cell>
          <table:table-cell office:value-type="string" calcext:value-type="string">
            <text:p>Street: 5 , Gala No 37, Ashirwad Indl. Estate, Ram Mandir Rd., Goregaon (w), City: Mumbai, State/province/area: Maharashtra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Tanea</text:p>
          </table:table-cell>
          <table:table-cell office:value-type="float" office:value="7" calcext:value-type="float">
            <text:p>7</text:p>
          </table:table-cell>
          <table:table-cell office:value-type="float" office:value="5457151143" calcext:value-type="float">
            <text:p>5457151143</text:p>
          </table:table-cell>
          <table:table-cell office:value-type="float" office:value="17395623121" calcext:value-type="float">
            <text:p>17395623121</text:p>
          </table:table-cell>
          <table:table-cell office:value-type="string" calcext:value-type="string">
            <text:p>Street: 103, 103 Rajguru Apts, Baburao Parulekar Road, Beside Desai Clinic, Dadar (west), City: Mumbai, State/province/area: Maharashtr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Tenaya</text:p>
          </table:table-cell>
          <table:table-cell office:value-type="float" office:value="5" calcext:value-type="float">
            <text:p>5</text:p>
          </table:table-cell>
          <table:table-cell office:value-type="float" office:value="3363196825" calcext:value-type="float">
            <text:p>3363196825</text:p>
          </table:table-cell>
          <table:table-cell office:value-type="float" office:value="48432834949" calcext:value-type="float">
            <text:p>48432834949</text:p>
          </table:table-cell>
          <table:table-cell office:value-type="string" calcext:value-type="string">
            <text:p>Street: 109, A-2, Shah And Nahar Indl Est, Dhanraj Mills Compound, Lower Parel (west), City: Mumbai, State/province/area: Maharashtra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Tippoo</text:p>
          </table:table-cell>
          <table:table-cell office:value-type="float" office:value="8" calcext:value-type="float">
            <text:p>8</text:p>
          </table:table-cell>
          <table:table-cell office:value-type="float" office:value="3268484758" calcext:value-type="float">
            <text:p>3268484758</text:p>
          </table:table-cell>
          <table:table-cell office:value-type="float" office:value="5484132650" calcext:value-type="float">
            <text:p>5484132650</text:p>
          </table:table-cell>
          <table:table-cell office:value-type="string" calcext:value-type="string">
            <text:p>Street: 35-d, Sneh Sadan, Main Avenue Road, Nr Rotry Park, Santacruz (west), City: Mumbai, State/province/area: Maharashtr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ipu</text:p>
          </table:table-cell>
          <table:table-cell office:value-type="float" office:value="6" calcext:value-type="float">
            <text:p>6</text:p>
          </table:table-cell>
          <table:table-cell office:value-type="float" office:value="1007794563" calcext:value-type="float">
            <text:p>1007794563</text:p>
          </table:table-cell>
          <table:table-cell office:value-type="float" office:value="26433351851" calcext:value-type="float">
            <text:p>26433351851</text:p>
          </table:table-cell>
          <table:table-cell office:value-type="string" calcext:value-type="string">
            <text:p>Street: Wz 69, Arya Samaj Road, Uttam Nagar, City: Bangalore, State/province/area: Karnata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2:16:21.670042758</meta:creation-date>
    <dc:date>2022-11-15T23:00:11.600119462</dc:date>
    <meta:editing-duration>PT1M25S</meta:editing-duration>
    <meta:editing-cycles>1</meta:editing-cycles>
    <meta:document-statistic meta:table-count="1" meta:cell-count="102" meta:object-count="0"/>
    <meta:generator>LibreOffice/6.4.7.2$Linux_X86_64 LibreOffice_project/40$Build-2</meta:generator>
  </office:meta>
</office:document-meta>
</file>